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office:value-type="float" office:value="4481433" calcext:value-type="float">
            <text:p>4481433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9680" calcext:value-type="float">
            <text:p>64968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9157249" calcext:value-type="float">
            <text:p>39157249</text:p>
          </table:table-cell>
          <table:table-cell table:style-name="ce26" office:value-type="float" office:value="65396" calcext:value-type="float">
            <text:p>6539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280248" calcext:value-type="float">
            <text:p>428024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office:value-type="float" office:value="4490131" calcext:value-type="float">
            <text:p>4490131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51956" calcext:value-type="float">
            <text:p>651956</text:p>
          </table:table-cell>
          <table:table-cell table:style-name="ce12" office:value-type="percentage" office:value="0.0035" calcext:value-type="percentage">
            <text:p>0.35%</text:p>
          </table:table-cell>
          <table:table-cell table:style-name="ce26" office:value-type="float" office:value="39342153" calcext:value-type="float">
            <text:p>39342153</text:p>
          </table:table-cell>
          <table:table-cell table:style-name="ce26" office:value-type="float" office:value="65506" calcext:value-type="float">
            <text:p>65506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92963" calcext:value-type="float">
            <text:p>4292963</text:p>
          </table:table-cell>
          <table:table-cell table:style-name="ce26" office:value-type="float" office:value="6681" calcext:value-type="float">
            <text:p>6681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office:value-type="float" office:value="4503233" calcext:value-type="float">
            <text:p>4503233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26" office:value-type="float" office:value="653405" calcext:value-type="float">
            <text:p>65340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39540401" calcext:value-type="float">
            <text:p>39540401</text:p>
          </table:table-cell>
          <table:table-cell table:style-name="ce26" office:value-type="float" office:value="65620" calcext:value-type="float">
            <text:p>65620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26" office:value-type="float" office:value="4309334" calcext:value-type="float">
            <text:p>4309334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office:value-type="float" office:value="4512327" calcext:value-type="float">
            <text:p>4512327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4381" calcext:value-type="float">
            <text:p>65438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39617417" calcext:value-type="float">
            <text:p>39617417</text:p>
          </table:table-cell>
          <table:table-cell table:style-name="ce26" office:value-type="float" office:value="65686" calcext:value-type="float">
            <text:p>65686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15343" calcext:value-type="float">
            <text:p>431534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office:value-type="float" office:value="4519085" calcext:value-type="float">
            <text:p>4519085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54689" calcext:value-type="float">
            <text:p>654689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9665515" calcext:value-type="float">
            <text:p>39665515</text:p>
          </table:table-cell>
          <table:table-cell table:style-name="ce26" office:value-type="float" office:value="65758" calcext:value-type="float">
            <text:p>65758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26698" calcext:value-type="float">
            <text:p>432669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office:value-type="float" office:value="4528129" calcext:value-type="float">
            <text:p>452812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6393" calcext:value-type="float">
            <text:p>656393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39946708" calcext:value-type="float">
            <text:p>39946708</text:p>
          </table:table-cell>
          <table:table-cell table:style-name="ce26" office:value-type="float" office:value="65814" calcext:value-type="float">
            <text:p>65814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346741" calcext:value-type="float">
            <text:p>434674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office:value-type="float" office:value="4537871" calcext:value-type="float">
            <text:p>4537871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57910" calcext:value-type="float">
            <text:p>65791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40114099" calcext:value-type="float">
            <text:p>40114099</text:p>
          </table:table-cell>
          <table:table-cell table:style-name="ce26" office:value-type="float" office:value="65885" calcext:value-type="float">
            <text:p>6588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66577" calcext:value-type="float">
            <text:p>4366577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office:value-type="float" office:value="4550425" calcext:value-type="float">
            <text:p>455042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59927" calcext:value-type="float">
            <text:p>659927</text:p>
          </table:table-cell>
          <table:table-cell table:style-name="ce12" office:value-type="percentage" office:value="0.003" calcext:value-type="percentage">
            <text:p>0.30%</text:p>
          </table:table-cell>
          <table:table-cell table:style-name="ce26" office:value-type="float" office:value="40330712" calcext:value-type="float">
            <text:p>40330712</text:p>
          </table:table-cell>
          <table:table-cell table:style-name="ce26" office:value-type="float" office:value="66029" calcext:value-type="float">
            <text:p>66029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26" office:value-type="float" office:value="4383450" calcext:value-type="float">
            <text:p>4383450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9-02" calcext:value-type="date">
            <text:p>09/02/21</text:p>
          </table:table-cell>
          <table:table-cell table:style-name="ce26" office:value-type="float" office:value="4562299" calcext:value-type="float">
            <text:p>4562299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62853" calcext:value-type="float">
            <text:p>662853</text:p>
          </table:table-cell>
          <table:table-cell table:style-name="ce12" office:value-type="percentage" office:value="0.0044" calcext:value-type="percentage">
            <text:p>0.44%</text:p>
          </table:table-cell>
          <table:table-cell table:style-name="ce26" office:value-type="float" office:value="40513018" calcext:value-type="float">
            <text:p>40513018</text:p>
          </table:table-cell>
          <table:table-cell table:style-name="ce26" office:value-type="float" office:value="66171" calcext:value-type="float">
            <text:p>6617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26" office:value-type="float" office:value="4394896" calcext:value-type="float">
            <text:p>439489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9-03" calcext:value-type="date">
            <text:p>09/0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4" calcext:value-type="date">
            <text:p>09/0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5" calcext:value-type="date">
            <text:p>09/0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6" calcext:value-type="date">
            <text:p>09/0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7" calcext:value-type="date">
            <text:p>09/0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8" calcext:value-type="date">
            <text:p>09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9" calcext:value-type="date">
            <text:p>09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10" calcext:value-type="date">
            <text:p>09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52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9:57:06.8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02T19:59:59.750000000</dc:date>
    <meta:editing-duration>PT6H30M54S</meta:editing-duration>
    <meta:editing-cycles>84</meta:editing-cycles>
    <meta:generator>LibreOffice/7.2.0.4$Windows_X86_64 LibreOffice_project/9a9c6381e3f7a62afc1329bd359cc48accb6435b</meta:generator>
    <meta:document-statistic meta:table-count="1" meta:cell-count="4973" meta:object-count="0"/>
  </office:meta>
</office:document-meta>
</file>